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206a" officeooo:paragraph-rsid="001a206a"/>
    </style:style>
    <style:style style:name="P2" style:family="paragraph" style:parent-style-name="Standard">
      <style:text-properties officeooo:rsid="001a206a" officeooo:paragraph-rsid="001a6abd"/>
    </style:style>
    <style:style style:name="P3" style:family="paragraph" style:parent-style-name="Standard">
      <style:text-properties fo:font-weight="bold" officeooo:rsid="001a206a" officeooo:paragraph-rsid="001a206a" style:font-weight-asian="bold" style:font-weight-complex="bold"/>
    </style:style>
    <style:style style:name="P4" style:family="paragraph" style:parent-style-name="Standard">
      <style:text-properties fo:font-weight="bold" officeooo:rsid="001a6abd" officeooo:paragraph-rsid="001a6abd" style:font-weight-asian="bold" style:font-weight-complex="bold"/>
    </style:style>
    <style:style style:name="P5" style:family="paragraph" style:parent-style-name="Standard">
      <style:text-properties fo:font-weight="normal" officeooo:rsid="001a206a" officeooo:paragraph-rsid="001a206a" style:font-weight-asian="normal" style:font-weight-complex="normal"/>
    </style:style>
    <style:style style:name="P6" style:family="paragraph" style:parent-style-name="Standard">
      <style:text-properties fo:font-weight="normal" officeooo:rsid="001a6abd" officeooo:paragraph-rsid="001a6abd" style:font-weight-asian="normal" style:font-weight-complex="normal"/>
    </style:style>
    <style:style style:name="P7" style:family="paragraph" style:parent-style-name="Standard">
      <style:text-properties officeooo:rsid="0014c978" officeooo:paragraph-rsid="001a206a"/>
    </style:style>
    <style:style style:name="P8" style:family="paragraph" style:parent-style-name="Standard">
      <style:text-properties officeooo:rsid="0016d10b" officeooo:paragraph-rsid="001a206a"/>
    </style:style>
    <style:style style:name="P9" style:family="paragraph" style:parent-style-name="Standard">
      <style:text-properties officeooo:rsid="001a6abd" officeooo:paragraph-rsid="001a6abd"/>
    </style:style>
    <style:style style:name="T1" style:family="text">
      <style:text-properties officeooo:rsid="001a206a"/>
    </style:style>
    <style:style style:name="T2" style:family="text">
      <style:text-properties officeooo:rsid="0014c978"/>
    </style:style>
    <style:style style:name="T3" style:family="text">
      <style:text-properties officeooo:rsid="001461b6"/>
    </style:style>
    <style:style style:name="T4" style:family="text">
      <style:text-properties officeooo:rsid="001a6abd"/>
    </style:style>
    <style:style style:name="T5" style:family="text">
      <style:text-properties officeooo:rsid="001b2d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emise</text:p>
      <text:p text:style-name="P4"/>
      <text:p text:style-name="P6">This project consist of a game loop for a potential <text:span text:style-name="T5">c</text:span>ooking <text:span text:style-name="T5">g</text:span>ame. <text:span text:style-name="T5">The cooking is versatile enough that it could be included in other games of differing genres.</text:span></text:p>
      <text:p text:style-name="P3"/>
      <text:p text:style-name="P3">How To Play</text:p>
      <text:p text:style-name="P3"/>
      <text:p text:style-name="P1">1. The “<text:span text:style-name="T4">Request Monitor”</text:span> presents you with a<text:span text:style-name="T4">n</text:span> <text:span text:style-name="T4">order</text:span>.</text:p>
      <text:p text:style-name="P9">2. Click the “Food Storage” to place ingredients on the cooker.</text:p>
      <text:p text:style-name="P9">3. Click the “Cooker” to cook a meal.</text:p>
      <text:p text:style-name="P9">4. Click the “Deliver And Request” to deliver your meal and receive your next order.</text:p>
      <text:p text:style-name="P9"/>
      <text:p text:style-name="P9">This is the core game loop, </text:p>
      <text:p text:style-name="P1"/>
      <text:p text:style-name="P3">The Unity Editor</text:p>
      <text:p text:style-name="P3"/>
      <text:p text:style-name="P2">Within the Unity Editor, you can <text:span text:style-name="T4">add more ingredients, recipes and effects.</text:span></text:p>
      <text:p text:style-name="P2"><text:span text:style-name="T4">(The game doesn’t currently make use of effects.)</text:span></text:p>
      <text:p text:style-name="P2"/>
      <text:p text:style-name="P9">There is a Unity Unit Test you can run to make sure all ingredients have a corresponding single-ingredient recipe. By design, every ingredient requires a recipe that accept only itself.</text:p>
      <text:p text:style-name="P1"/>
      <text:p text:style-name="P3">Process</text:p>
      <text:p text:style-name="P3"/>
      <text:p text:style-name="P5">A. Designing</text:p>
      <text:p text:style-name="P5">I was inspired by the cooking mechanics in Breath of The Wild and Tears of the Kingdom. <text:span text:style-name="T2">I didn’t have a lot of time to think creatively and critically about </text:span>my<text:span text:style-name="T2"> </text:span>cooking <text:span text:style-name="T2">system; reproducing an existing </text:span>system <text:span text:style-name="T2">would allow me </text:span>to focus on writing better <text:span text:style-name="T2">code.</text:span></text:p>
      <text:p text:style-name="P5">I used tools like the website, <text:s/><text:a xlink:type="simple" xlink:href="https://botw-recipes.com/" text:style-name="Internet_20_link" text:visited-style-name="Visited_20_Internet_20_Link"><text:span text:style-name="T3">https://botw-recipes.com</text:span></text:a><text:span text:style-name="T3">, </text:span>to gain a better the mechanics behind the cooking system in Breath of The Wild.</text:p>
      <text:p text:style-name="P7">I began <text:span text:style-name="T1">wrote</text:span> a graph to help me visualize how I wanted to develop this system <text:span text:style-name="T1">and began coding.</text:span></text:p>
      <text:p text:style-name="P1">B. Coding Highlights</text:p>
      <text:p text:style-name="P8"><text:span text:style-name="T1">My biggest hurdle was deciding how to mix </text:span>ingredients: <text:span text:style-name="T1">imagine </text:span>having a recipe that holds a single ingredient and another that holds two ingredients:</text:p>
      <text:p text:style-name="P8"><text:tab/>1. steamed meat requires meat,</text:p>
      <text:p text:style-name="P8"><text:tab/>2. grilled meat requires meat and pepper.</text:p>
      <text:p text:style-name="P8">When you search through the query, while holding meat and pepper, you will receive both of these recipes as an equally valid recipe. <text:span text:style-name="T1">I ordered the recipes by looking at how many </text:span>ingredient <text:span text:style-name="T1">they met the </text:span>requirements <text:span text:style-name="T1">for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21:55:52.456000000</meta:creation-date>
    <dc:date>2024-09-19T22:23:15.743000000</dc:date>
    <meta:editing-duration>PT27M24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22" meta:word-count="301" meta:character-count="1733" meta:non-whitespace-character-count="1450"/>
  </office:meta>
</office:document-meta>
</file>